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2cm" fo:min-width="0.986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1.552cm"/>
    </style:style>
    <style:style style:name="gr3" style:family="graphic" style:parent-style-name="standard">
      <style:graphic-properties draw:textarea-horizontal-align="justify" draw:textarea-vertical-align="middle" draw:auto-grow-height="false" fo:min-height="1.024cm" fo:min-width="0.844cm"/>
    </style:style>
    <style:style style:name="gr4" style:family="graphic" style:parent-style-name="standard">
      <style:graphic-properties draw:textarea-horizontal-align="justify" draw:textarea-vertical-align="middle" draw:auto-grow-height="false" fo:min-height="1.306cm" fo:min-width="1.268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1cm" svg:height="1.7cm" svg:x="8.1cm" svg:y="2.7cm">
          <text:p text:style-name="P1">A à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cm" svg:height="2.1cm" svg:x="5.5cm" svg:y="6.7cm">
          <text:p text:style-name="P1">B à Y</text:p>
          <text:p text:style-name="P1">- Y à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cm" svg:height="1.8cm" svg:x="11.4cm" svg:y="6.9cm">
          <text:p text:style-name="P1">B à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5cm" svg:height="2.2cm" svg:x="12.5cm" svg:y="2.5cm">
          <text:p text:style-name="P1">A à Z</text:p>
          <text:p text:style-name="P1">- Z à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0.2cm" svg:y1="3.55cm" svg:x2="12.5cm" svg:y2="3.6cm" draw:start-shape="id1" draw:start-glue-point="10" draw:end-shape="id2" draw:end-glue-point="6" svg:d="M10200 3550l2300 50" svg:viewBox="0 0 2301 51">
          <text:p/>
        </draw:connector>
        <draw:line draw:style-name="gr5" draw:text-style-name="P2" draw:layer="layout" svg:x1="8.4cm" svg:y1="4.2cm" svg:x2="6.9cm" svg:y2="6.8cm">
          <text:p/>
        </draw:line>
        <draw:line draw:style-name="gr5" draw:text-style-name="P2" draw:layer="layout" svg:x1="8.4cm" svg:y1="7.8cm" svg:x2="11.4cm" svg:y2="7.8cm">
          <text:p/>
        </draw:line>
        <draw:line draw:style-name="gr5" draw:text-style-name="P2" draw:layer="layout" svg:x1="8cm" svg:y1="7cm" svg:x2="9.2cm" svg:y2="4.4cm">
          <text:p/>
        </draw:line>
        <draw:line draw:style-name="gr5" draw:text-style-name="P2" draw:layer="layout" svg:x1="11.7cm" svg:y1="7.3cm" svg:x2="9.9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6:26:32.795295418</meta:creation-date>
    <dc:date>2019-10-07T16:36:21.653154149</dc:date>
    <meta:editing-duration>PT9M45S</meta:editing-duration>
    <meta:editing-cycles>8</meta:editing-cycles>
    <meta:generator>LibreOffice/6.2.5.2$Linux_X86_64 LibreOffice_project/20$Build-2</meta:generator>
    <meta:document-statistic meta:object-count="9"/>
  </office:meta>
</office:document-meta>
</file>